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="thin solid #000000" style:vertical-align="middle" fo:background-color="#4472C4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</style:style>
    <style:style style:name="ce19" style:family="table-cell" style:parent-style-name="Default" style:data-style-name="N36"/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00B050"/>
    </style:style>
    <style:style style:name="ce22" style:family="table-cell" style:parent-style-name="Default" style:data-style-name="N0">
      <style:table-cell-properties fo:background-color="#4472C4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#4472C4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FFFFA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7.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o_Estudos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number-columns-repeated="59" table:default-cell-style-name="ce1"/>
        <table:table-column table:style-name="co4" table:number-columns-repeated="16320" table:default-cell-style-name="ce1"/>
        <table:table-row table:style-name="ro1">
          <table:table-cell office:value-type="string" table:number-columns-spanned="5" table:number-rows-spanned="1" table:style-name="ce23">
            <text:p>Licenciatura em Engenharia Eletrotécnica e de Computadores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float" office:value="1020881" table:style-name="ce2">
            <text:p>1020881</text:p>
          </table:table-cell>
          <table:table-cell office:value-type="string" table:style-name="ce1">
            <text:p>2020/2021</text:p>
          </table:table-cell>
          <table:table-cell office:value-type="string" table:style-name="ce3">
            <text:p>Sérgio Santos</text:p>
          </table:table-cell>
          <table:table-cell office:value-type="string" table:style-name="ce4">
            <text:p>AVALIAÇÃO</text:p>
          </table:table-cell>
          <table:table-cell office:value-type="string" table:style-name="ce4">
            <text:p>ECTS</text:p>
          </table:table-cell>
          <table:table-cell table:number-columns-repeated="16379" table:style-name="ce1"/>
        </table:table-row>
        <table:table-row table:style-name="ro3">
          <table:table-cell office:value-type="string" table:number-columns-spanned="2" table:number-rows-spanned="1" table:style-name="ce24">
            <text:p>1º ANO | 1º SEMESTRE</text:p>
          </table:table-cell>
          <table:covered-table-cell/>
          <table:table-cell table:style-name="ce1"/>
          <table:table-cell table:style-name="ce5"/>
          <table:table-cell table:style-name="ce6"/>
          <table:table-cell table:number-columns-repeated="16379" table:style-name="ce1"/>
        </table:table-row>
        <table:table-row table:style-name="ro4">
          <table:table-cell table:style-name="ce7"/>
          <table:table-cell table:style-name="ce8"/>
          <table:table-cell table:number-columns-repeated="2" table:style-name="ce5"/>
          <table:table-cell table:style-name="ce6"/>
          <table:table-cell table:number-columns-repeated="16379" table:style-name="ce1"/>
        </table:table-row>
        <table:table-row table:style-name="ro3">
          <table:table-cell office:value-type="string" table:number-columns-spanned="3" table:number-rows-spanned="1" table:style-name="ce25">
            <text:p>Álgebra Linear e Geometria Analítica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D6]*([.$E6]/[.$E$53])" table:style-name="ce1">
            <text:p>0.361111111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Algoritmia e Programação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D7]*([.$E7]/[.$E$53])" table:style-name="ce1">
            <text:p>0.388888889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Fundamentos da Engenharia Electrotécnica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7" table:style-name="ce9">
            <text:p>7</text:p>
          </table:table-cell>
          <table:table-cell office:value-type="float" office:value="0.58333333333333337" table:formula="of:=[.$D8]*([.$E8]/[.$E$53])" table:style-name="ce1">
            <text:p>0.58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Gestão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9]*([.$E9]/[.$E$53])" table:style-name="ce1">
            <text:p>0.4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Matemát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D10]*([.$E10]/[.$E$53])" table:style-name="ce1">
            <text:p>0.277777778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Projeto de Engenharia em Eletrotecnia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2" table:style-name="ce9">
            <text:p>2</text:p>
          </table:table-cell>
          <table:table-cell office:value-type="float" office:value="0.12222222222222223" table:formula="of:=[.$D11]*([.$E11]/[.$E$53])" table:style-name="ce1">
            <text:p>0.122222222</text:p>
          </table:table-cell>
          <table:table-cell table:number-columns-repeated="16378"/>
        </table:table-row>
        <table:table-row table:style-name="ro4"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office:value-type="float" office:value="0" table:formula="of:=[.$D12]*([.$E12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4">
            <text:p>1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13]*([.$E13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14]*([.$E14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Desenvolvimento de Aplicações Computacionai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D15]*([.$E15]/[.$E$53])" table:style-name="ce1">
            <text:p>0.361111111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Electrón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D16]*([.$E16]/[.$E$53])" table:style-name="ce1">
            <text:p>0.277777778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Física Experimental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D17]*([.$E17]/[.$E$53])" table:style-name="ce1">
            <text:p>0.388888889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Matemática II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D18]*([.$E18]/[.$E$53])" table:style-name="ce1">
            <text:p>0.444444444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Sistemas Digitai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office:value-type="float" office:value="0.30555555555555552" table:formula="of:=[.$D19]*([.$E19]/[.$E$53])" table:style-name="ce1">
            <text:p>0.305555556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Teoria dos Circuitos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D20]*([.$E20]/[.$E$53])" table:style-name="ce1">
            <text:p>0.444444444</text:p>
          </table:table-cell>
          <table:table-cell table:number-columns-repeated="16378"/>
        </table:table-row>
        <table:table-row table:style-name="ro4"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office:value-type="float" office:value="0" table:formula="of:=[.$D21]*([.$E21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4">
            <text:p>2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22]*([.$E22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23]*([.$E23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Electromagnetismo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D24]*([.$E24]/[.$E$53])" table:style-name="ce1">
            <text:p>0.3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Electrónica I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0.3888888888888889" table:formula="of:=[.$D25]*([.$E25]/[.$E$53])" table:style-name="ce1">
            <text:p>0.388888889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Estatística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D26]*([.$E26]/[.$E$53])" table:style-name="ce1">
            <text:p>0.277777778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Microprocessadores e Microcontroladore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27]*([.$E27]/[.$E$53])" table:style-name="ce1">
            <text:p>0.4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Sinais e Sistema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28]*([.$E28]/[.$E$53])" table:style-name="ce1">
            <text:p>0.433333333</text:p>
          </table:table-cell>
          <table:table-cell table:number-columns-repeated="16378"/>
        </table:table-row>
        <table:table-row table:style-name="ro4"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office:value-type="float" office:value="0" table:formula="of:=[.$D29]*([.$E29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4">
            <text:p>2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30]*([.$E30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31]*([.$E31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Eletrónica Aplicada<text:s text:c="2"/></text:p>
          </table:table-cell>
          <table:covered-table-cell table:number-columns-repeated="2"/>
          <table:table-cell office:value-type="float" office:value="12" table:style-name="ce9">
            <text:p>12</text:p>
          </table:table-cell>
          <table:table-cell office:value-type="float" office:value="6" table:style-name="ce9">
            <text:p>6</text:p>
          </table:table-cell>
          <table:table-cell office:value-type="float" office:value="0.4" table:formula="of:=[.$D32]*([.$E32]/[.$E$53])" table:style-name="ce1">
            <text:p>0.4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Máquinas Eléctricas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D33]*([.$E33]/[.$E$53])" table:style-name="ce1">
            <text:p>0.5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Sistemas Computacionais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6" table:style-name="ce9">
            <text:p>6</text:p>
          </table:table-cell>
          <table:table-cell office:value-type="float" office:value="0.46666666666666667" table:formula="of:=[.$D34]*([.$E34]/[.$E$53])" table:style-name="ce1">
            <text:p>0.4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Telecomunicaçõe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D35]*([.$E35]/[.$E$53])" table:style-name="ce1">
            <text:p>0.3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Teoria dos Sistemas <text:s/>(6)</text:p>
          </table:table-cell>
          <table:covered-table-cell table:number-columns-repeated="2"/>
          <table:table-cell office:value-type="float" office:value="17" table:style-name="ce9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0.56666666666666665" table:formula="of:=[.$D36]*([.$E36]/[.$E$53])" table:style-name="ce1">
            <text:p>0.566666667</text:p>
          </table:table-cell>
          <table:table-cell table:number-columns-repeated="16378"/>
        </table:table-row>
        <table:table-row table:style-name="ro4"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office:value-type="float" office:value="0" table:formula="of:=[.$D37]*([.$E37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4">
            <text:p>3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38]*([.$E38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39]*([.$E39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Comunicação de Dado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D40]*([.$E40]/[.$E$53])" table:style-name="ce1">
            <text:p>0.3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Electrónica de Potência <text:s/>(6)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6" table:style-name="ce9">
            <text:p>6</text:p>
          </table:table-cell>
          <table:table-cell office:value-type="float" office:value="0.53333333333333333" table:formula="of:=[.$D41]*([.$E41]/[.$E$53])" table:style-name="ce1">
            <text:p>0.5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Laboratório de Sistemas <text:s/>(6)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D42]*([.$E42]/[.$E$53])" table:style-name="ce1">
            <text:p>0.5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Sistemas de Energia e Energias Renovávei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D43]*([.$E43]/[.$E$53])" table:style-name="ce1">
            <text:p>0.3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Vibrações e Onda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D44]*([.$E44]/[.$E$53])" table:style-name="ce1">
            <text:p>0.333333333</text:p>
          </table:table-cell>
          <table:table-cell table:number-columns-repeated="16378"/>
        </table:table-row>
        <table:table-row table:style-name="ro4"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office:value-type="float" office:value="0" table:formula="of:=[.$D45]*([.$E45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2" table:number-rows-spanned="1" table:style-name="ce24">
            <text:p>3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office:value-type="float" office:value="0" table:formula="of:=[.$D46]*([.$E46]/[.$E$53])" table:style-name="ce1">
            <text:p>0</text:p>
          </table:table-cell>
          <table:table-cell table:number-columns-repeated="16378"/>
        </table:table-row>
        <table:table-row table:style-name="ro4"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office:value-type="float" office:value="0" table:formula="of:=[.$D47]*([.$E47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6">
            <text:p>Projeto / Estágio <text:s/>(12)</text:p>
          </table:table-cell>
          <table:covered-table-cell table:number-columns-repeated="2"/>
          <table:table-cell office:value-type="float" office:value="13" table:style-name="ce18">
            <text:p>13</text:p>
          </table:table-cell>
          <table:table-cell office:value-type="float" office:value="12" table:style-name="ce9">
            <text:p>12</text:p>
          </table:table-cell>
          <table:table-cell office:value-type="float" office:value="0.8666666666666667" table:formula="of:=[.$D48]*([.$E48]/[.$E$53])" table:style-name="ce1">
            <text:p>0.866666667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Sistemas Computacionais Avançado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D49]*([.$E49]/[.$E$53])" table:style-name="ce1">
            <text:p>0.433333333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Sistemas Electromecânico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D50]*([.$E50]/[.$E$53])" table:style-name="ce1">
            <text:p>0.366666667</text:p>
          </table:table-cell>
          <table:table-cell table:number-columns-repeated="16378"/>
        </table:table-row>
        <table:table-row table:style-name="ro3">
          <table:table-cell office:value-type="string" table:number-columns-spanned="5" table:number-rows-spanned="1" table:style-name="ce27">
            <text:p>OPTATIVAS - ESCOLHER UMA:</text:p>
          </table:table-cell>
          <table:covered-table-cell table:number-columns-repeated="4"/>
          <table:table-cell office:value-type="float" office:value="0" table:formula="of:=[.$D51]*([.$E51]/[.$E$53])" table:style-name="ce1">
            <text:p>0</text:p>
          </table:table-cell>
          <table:table-cell table:number-columns-repeated="16378"/>
        </table:table-row>
        <table:table-row table:style-name="ro3">
          <table:table-cell office:value-type="string" table:number-columns-spanned="3" table:number-rows-spanned="1" table:style-name="ce25">
            <text:p>Comportamento Organizacional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D52]*([.$E52]/[.$E$53])" table:style-name="ce1">
            <text:p>0.5</text:p>
          </table:table-cell>
          <table:table-cell table:number-columns-repeated="16378"/>
        </table:table-row>
        <table:table-row table:style-name="ro3">
          <table:table-cell table:number-columns-repeated="2" table:style-name="ce1"/>
          <table:table-cell office:value-type="string" table:style-name="ce1">
            <text:p>Nota / ECTS (Actual)</text:p>
          </table:table-cell>
          <table:table-cell office:value-type="float" office:value="12.741935483870968" table:formula="of:=SUM([.D6:.D52])/31" table:style-name="ce19">
            <text:p>12.7</text:p>
          </table:table-cell>
          <table:table-cell office:value-type="float" office:value="180" table:formula="of:=2*COUNTIF([.E6:.E52];2)+5*COUNTIF([.E6:.E52];5)+6*COUNTIF([.E6:.E52];6)+12*COUNTIF([.E6:.E52];12)+7*COUNTIF([.E6:.E52];7)" table:style-name="ce1">
            <text:p>180</text:p>
          </table:table-cell>
          <table:table-cell office:value-type="float" office:value="12.788888888888893" table:formula="of:=SUM([.F6:.F52])" table:style-name="ce1">
            <text:p>12.78888889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0">
            <text:p>Média atual: 12.56 (156 ECTS)</text:p>
          </table:table-cell>
          <table:table-cell table:number-columns-repeated="16383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Garantido tirar 13 nota final.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 table:style-name="ce1"/>
          <table:table-cell office:value-type="string" table:style-name="ce1">
            <text:p>Podia ser melhor.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1">
            <text:p>Expected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2">
            <text:p>Done</text:p>
          </table:table-cell>
          <table:table-cell table:number-columns-repeated="16383" table:style-name="ce1"/>
        </table:table-row>
        <table:table-row table:number-rows-repeated="104851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37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sergio santos</meta:initial-creator>
    <dc:creator>sergio santos</dc:creator>
    <meta:creation-date>2019-09-16T11:35:27Z</meta:creation-date>
    <dc:date>2021-03-22T17:46:55Z</dc:date>
    <meta:print-date>2021-02-10T11:39:53Z</meta:print-date>
    <meta:editing-cycles>54</meta:editing-cycles>
    <meta:editing-duration>PT5095S</meta:editing-duration>
  </office:meta>
</office:document-meta>
</file>